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0ca0b1" officeooo:paragraph-rsid="000ca0b1" style:font-name-complex="Georgia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officeooo:rsid="000ca0b1" officeooo:paragraph-rsid="000ca0b1" style:font-name-complex="Georgia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0ca0b1" officeooo:paragraph-rsid="000ca0b1" style:font-name-complex="Georgia"/>
    </style:style>
    <style:style style:name="T1" style:family="text">
      <style:text-properties officeooo:rsid="00124862"/>
    </style:style>
    <style:style style:name="T2" style:family="text">
      <style:text-properties officeooo:rsid="001304e5"/>
    </style:style>
    <style:style style:name="T3" style:family="text">
      <style:text-properties officeooo:rsid="001634b1"/>
    </style:style>
    <style:style style:name="T4" style:family="text">
      <style:text-properties officeooo:rsid="001742a8"/>
    </style:style>
    <style:style style:name="T5" style:family="text">
      <style:text-properties officeooo:rsid="0018c2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One</text:p>
      <text:p text:style-name="P1"/>
      <text:p text:style-name="P1"><text:s text:c="5"/><text:span text:style-name="T1">Tom </text:span><text:span text:style-name="T4">Zalus</text:span><text:span text:style-name="T1"> sat in prison. He looked around at his cellmates. There were three other prisoners in </text:span><text:span text:style-name="T3">the cell</text:span><text:span text:style-name="T1"> with him. He didn’t enjoy prison life. </text:span><text:span text:style-name="T2">Not one bit. Tom wondered what the other prisoners had done to get themselves in there, but realized he didn’t really care.</text:span></text:p>
      <text:p text:style-name="P1"><text:s text:c="5"/><text:span text:style-name="T5">This wasn’t any normal prison though, it was a prison ship in space. He was aboard the Majestic Sta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10-09T12:36:32.777000000</dc:date>
    <meta:editing-cycles>12</meta:editing-cycles>
    <meta:generator>LibreOffice/7.4.1.2$Windows_X86_64 LibreOffice_project/3c58a8f3a960df8bc8fd77b461821e42c061c5f0</meta:generator>
    <meta:editing-duration>PT13M27S</meta:editing-duration>
    <meta:document-statistic meta:table-count="0" meta:image-count="0" meta:object-count="0" meta:page-count="1" meta:paragraph-count="3" meta:word-count="69" meta:character-count="389" meta:non-whitespace-character-count="313"/>
  </office:meta>
</office:document-meta>
</file>